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0d94b" officeooo:paragraph-rsid="00416d79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862d6" officeooo:paragraph-rsid="00416d79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0f3776" officeooo:paragraph-rsid="00416d79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c1b2f" officeooo:paragraph-rsid="00416d79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862d6" officeooo:paragraph-rsid="000862d6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2d77e4" officeooo:paragraph-rsid="002d77e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normal" officeooo:rsid="0030b429" officeooo:paragraph-rsid="0030b429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normal" officeooo:rsid="002390ae" officeooo:paragraph-rsid="0029c974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normal" officeooo:rsid="003285fb" officeooo:paragraph-rsid="003285fb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normal" officeooo:rsid="0034cb11" officeooo:paragraph-rsid="0034cb11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bold" officeooo:rsid="00164d5a" officeooo:paragraph-rsid="00164d5a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none" fo:font-weight="bold" officeooo:rsid="0017d837" officeooo:paragraph-rsid="0017d837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style:text-underline-style="none" fo:font-weight="bold" officeooo:rsid="002390ae" officeooo:paragraph-rsid="002390ae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style:text-underline-style="none" fo:font-weight="bold" officeooo:rsid="0029c974" officeooo:paragraph-rsid="0029c974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style:text-underline-style="none" fo:font-weight="bold" officeooo:rsid="003bcfea" officeooo:paragraph-rsid="003bcfea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style:text-underline-style="none" fo:font-weight="normal" officeooo:rsid="0017d837" officeooo:paragraph-rsid="0017d837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17d837" officeooo:paragraph-rsid="001bc836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1cd641" officeooo:paragraph-rsid="001cd641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2390ae" officeooo:paragraph-rsid="002390ae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2390ae" officeooo:paragraph-rsid="003fb162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29c974" officeooo:paragraph-rsid="0029c974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33b62a" officeooo:paragraph-rsid="0033b62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353985" officeooo:paragraph-rsid="00353985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119c09" officeooo:paragraph-rsid="00416d7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45d41a" officeooo:paragraph-rsid="0045d41a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497666" officeooo:paragraph-rsid="00497666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4e8ca3" officeooo:paragraph-rsid="004e8ca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5123b1" officeooo:paragraph-rsid="005123b1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530c67" officeooo:paragraph-rsid="00530c67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bold" officeooo:rsid="0047ec38" officeooo:paragraph-rsid="0047ec38" style:font-size-asian="10.5pt" style:font-weight-asian="bold" style:font-size-complex="12pt" style:font-weight-complex="bold"/>
    </style:style>
    <style:style style:name="P31" style:family="paragraph" style:parent-style-name="Standard">
      <style:text-properties fo:font-size="12pt" style:text-underline-style="solid" style:text-underline-width="auto" style:text-underline-color="font-color" fo:font-weight="normal" officeooo:rsid="00530c67" officeooo:paragraph-rsid="00530c67" style:font-size-asian="10.5pt" style:font-weight-asian="normal" style:font-size-complex="12pt" style:font-weight-complex="normal"/>
    </style:style>
    <style:style style:name="T1" style:family="text">
      <style:text-properties officeooo:rsid="000f9783"/>
    </style:style>
    <style:style style:name="T2" style:family="text">
      <style:text-properties officeooo:rsid="001379cd"/>
    </style:style>
    <style:style style:name="T3" style:family="text">
      <style:text-properties officeooo:rsid="00185c9e"/>
    </style:style>
    <style:style style:name="T4" style:family="text">
      <style:text-properties officeooo:rsid="001cd641"/>
    </style:style>
    <style:style style:name="T5" style:family="text">
      <style:text-properties officeooo:rsid="001e0090"/>
    </style:style>
    <style:style style:name="T6" style:family="text">
      <style:text-properties officeooo:rsid="001eb7b2"/>
    </style:style>
    <style:style style:name="T7" style:family="text">
      <style:text-properties officeooo:rsid="00209812"/>
    </style:style>
    <style:style style:name="T8" style:family="text">
      <style:text-properties officeooo:rsid="0021ee1f"/>
    </style:style>
    <style:style style:name="T9" style:family="text">
      <style:text-properties officeooo:rsid="0026ee26"/>
    </style:style>
    <style:style style:name="T10" style:family="text">
      <style:text-properties officeooo:rsid="002ade7a"/>
    </style:style>
    <style:style style:name="T11" style:family="text">
      <style:text-properties officeooo:rsid="002f078f"/>
    </style:style>
    <style:style style:name="T12" style:family="text">
      <style:text-properties officeooo:rsid="0035c521"/>
    </style:style>
    <style:style style:name="T13" style:family="text">
      <style:text-properties fo:font-style="italic" officeooo:rsid="0035c521" style:font-style-asian="italic" style:font-style-complex="italic"/>
    </style:style>
    <style:style style:name="T14" style:family="text">
      <style:text-properties fo:font-style="italic" officeooo:rsid="003740e2" style:font-style-asian="italic" style:font-style-complex="italic"/>
    </style:style>
    <style:style style:name="T15" style:family="text">
      <style:text-properties fo:font-style="italic" officeooo:rsid="004ae374" style:font-style-asian="italic" style:font-style-complex="italic"/>
    </style:style>
    <style:style style:name="T16" style:family="text">
      <style:text-properties fo:font-style="italic" officeooo:rsid="004d3fb8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3740e2" style:font-style-asian="normal" style:font-style-complex="normal"/>
    </style:style>
    <style:style style:name="T19" style:family="text">
      <style:text-properties fo:font-style="normal" officeooo:rsid="0037f666" style:font-style-asian="normal" style:font-style-complex="normal"/>
    </style:style>
    <style:style style:name="T20" style:family="text">
      <style:text-properties fo:font-style="normal" officeooo:rsid="004ae5a2" style:font-style-asian="normal" style:font-style-complex="normal"/>
    </style:style>
    <style:style style:name="T21" style:family="text">
      <style:text-properties fo:font-style="normal" officeooo:rsid="004bfaae" style:font-style-asian="normal" style:font-style-complex="normal"/>
    </style:style>
    <style:style style:name="T22" style:family="text">
      <style:text-properties fo:font-style="normal" officeooo:rsid="004c3289" style:font-style-asian="normal" style:font-style-complex="normal"/>
    </style:style>
    <style:style style:name="T23" style:family="text">
      <style:text-properties fo:font-style="normal" officeooo:rsid="004e6648" style:font-style-asian="normal" style:font-style-complex="normal"/>
    </style:style>
    <style:style style:name="T24" style:family="text">
      <style:text-properties fo:font-style="normal" officeooo:rsid="0050683f" style:font-style-asian="normal" style:font-style-complex="normal"/>
    </style:style>
    <style:style style:name="T25" style:family="text">
      <style:text-properties fo:font-style="normal" officeooo:rsid="0050dd56" style:font-style-asian="normal" style:font-style-complex="normal"/>
    </style:style>
    <style:style style:name="T26" style:family="text">
      <style:text-properties officeooo:rsid="00394a08"/>
    </style:style>
    <style:style style:name="T27" style:family="text">
      <style:text-properties officeooo:rsid="0039cfa1"/>
    </style:style>
    <style:style style:name="T28" style:family="text">
      <style:text-properties officeooo:rsid="003a5a71"/>
    </style:style>
    <style:style style:name="T29" style:family="text">
      <style:text-properties officeooo:rsid="003b89b3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cc8ce" style:font-weight-asian="normal" style:font-weight-complex="normal"/>
    </style:style>
    <style:style style:name="T32" style:family="text">
      <style:text-properties fo:font-weight="normal" officeooo:rsid="003e7b6f" style:font-weight-asian="normal" style:font-weight-complex="normal"/>
    </style:style>
    <style:style style:name="T33" style:family="text">
      <style:text-properties fo:font-weight="normal" officeooo:rsid="003f7448" style:font-weight-asian="normal" style:font-weight-complex="normal"/>
    </style:style>
    <style:style style:name="T34" style:family="text">
      <style:text-properties officeooo:rsid="003d35db"/>
    </style:style>
    <style:style style:name="T35" style:family="text">
      <style:text-properties officeooo:rsid="003e3723"/>
    </style:style>
    <style:style style:name="T36" style:family="text">
      <style:text-properties officeooo:rsid="003e7b6f"/>
    </style:style>
    <style:style style:name="T37" style:family="text">
      <style:text-properties officeooo:rsid="00424fd9"/>
    </style:style>
    <style:style style:name="T38" style:family="text">
      <style:text-properties officeooo:rsid="0046d3de"/>
    </style:style>
    <style:style style:name="T39" style:family="text">
      <style:text-properties officeooo:rsid="004ae3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MPORTANTE: Ver los “relative <text:span text:style-name="T11">paths” en aplicaciones web Java.</text:span></text:p>
      <text:p text:style-name="P6"/>
      <text:p text:style-name="P11">CURSO DE MIGUEL ÁNGEL</text:p>
      <text:p text:style-name="P5"/>
      <text:p text:style-name="P9">SPRING:</text:p>
      <text:p text:style-name="P9"/>
      <text:p text:style-name="P12">Anotaciones vistas hasta ahora:</text:p>
      <text:p text:style-name="P16"/>
      <text:p text:style-name="P17">- <text:span text:style-name="T3">@Component (“beans” de Spring)</text:span></text:p>
      <text:p text:style-name="P16"><text:tab/>@Controller</text:p>
      <text:p text:style-name="P16"><text:tab/><text:span text:style-name="T26">@ControllerAdvice</text:span></text:p>
      <text:p text:style-name="P16"><text:tab/><text:span text:style-name="T35">@Configuration</text:span></text:p>
      <text:p text:style-name="P16"/>
      <text:p text:style-name="P16">- <text:span text:style-name="T4">@Mapping</text:span></text:p>
      <text:p text:style-name="P16"><text:tab/><text:span text:style-name="T4">@RequestMapping</text:span></text:p>
      <text:p text:style-name="P18"><text:tab/><text:tab/><text:span text:style-name="T5">@GetMapping</text:span></text:p>
      <text:p text:style-name="P18"><text:tab/><text:tab/><text:span text:style-name="T6">@PostMapping</text:span></text:p>
      <text:p text:style-name="P18"/>
      <text:p text:style-name="P18">- <text:span text:style-name="T7">@RequestParam</text:span></text:p>
      <text:p text:style-name="P18"/>
      <text:p text:style-name="P18">- <text:span text:style-name="T8">@PathVariable</text:span></text:p>
      <text:p text:style-name="P18"/>
      <text:p text:style-name="P18">- <text:span text:style-name="T27">@ExceptionHandler</text:span></text:p>
      <text:p text:style-name="P18"/>
      <text:p text:style-name="P18">- <text:span text:style-name="T28">@Autowired</text:span></text:p>
      <text:p text:style-name="P18"/>
      <text:p text:style-name="P18">- <text:span text:style-name="T29">@Qualifier</text:span></text:p>
      <text:p text:style-name="P18"/>
      <text:p text:style-name="P13"><text:span text:style-name="T9">Interfaces</text:span> vistas hasta ahora:</text:p>
      <text:p text:style-name="P19"/>
      <text:p text:style-name="P19">- <text:span text:style-name="T9">org.springframework.ui.Model</text:span></text:p>
      <text:p text:style-name="P19">- <text:span text:style-name="T34">org.springframework.web.servlet.HandlerInterceptor</text:span></text:p>
      <text:p text:style-name="P20">- <text:span text:style-name="T36">org.springframework.web.servlet.config.annotation.WebMvcConfigurer</text:span></text:p>
      <text:p text:style-name="P19"/>
      <text:p text:style-name="P19"/>
      <text:p text:style-name="P14">Clases vistas hasta ahora:</text:p>
      <text:p text:style-name="P14"/>
      <text:p text:style-name="P21">- <text:span text:style-name="T10">org.springframework.web.servlet.ModelAndView</text:span></text:p>
      <text:p text:style-name="P21"/>
      <text:p text:style-name="P15">Clases abstractas vistas hasta ahora:</text:p>
      <text:p text:style-name="P15"/>
      <text:p text:style-name="P15">- <text:span text:style-name="T30">org.springframework.web.servlet.handler.HandlerInterceptorAdapter </text:span><text:span text:style-name="T31">(ver la interfaz HandlerInterceptor)</text:span></text:p>
      <text:p text:style-name="P15"><text:span text:style-name="T31">- </text:span><text:span text:style-name="T32">org.springframework.web.servlet.config.annotation.WebMvcConfigurerAdapter </text:span><text:span text:style-name="T33">(ver interfaz WebMvcConfigurer)</text:span></text:p>
      <text:p text:style-name="P21"/>
      <text:p text:style-name="P21"/>
      <text:p text:style-name="P21"/>
      <text:p text:style-name="P7">SPRING BOOT:</text:p>
      <text:p text:style-name="P7"/>
      <text:p text:style-name="P22">Por defecto, SpringBoot buscará las páginas de error en “templates/error”. </text:p>
      <text:p text:style-name="P22"/>
      <text:p text:style-name="P10"><text:soft-page-break/>THYMELEAF:</text:p>
      <text:p text:style-name="P10"/>
      <text:p text:style-name="P23">Cuando Thymeleaf analiza un .html, no sabe resolver las rutas en la propiedad “src”. <text:span text:style-name="T12">Hay que indicarlas con </text:span><text:span text:style-name="T13">th:src=”@{/imgs/</text:span><text:span text:style-name="T14">2</text:span><text:span text:style-name="T13">.png}” </text:span><text:span text:style-name="T18">(</text:span><text:span text:style-name="T19">Spring busca por defecto los recursos estáticos en la carpeta “static”, de manera que es la ruta base sobre la que trabaja al poner “@{}”). </text:span></text:p>
      <text:p text:style-name="P21"/>
      <text:p text:style-name="P8"/>
      <text:p text:style-name="P19"/>
      <text:p text:style-name="P2">Separación de funcionalidades</text:p>
      <text:p text:style-name="P1"/>
      <text:p text:style-name="P3">Conviene programar usando interfaces, de manera que sus implementaciones pueden variar sin modificar el programa que las esté utilizando. <text:span text:style-name="T1">Para instanciar estos objetos se utiliza el patrón “Factory”, con lo que se consigue desacoplar el código.</text:span></text:p>
      <text:p text:style-name="P4">Mediante los interfaces “provider” se desacoplan las implementaciones de los distintos módulos del programa, logrando mayor flexibilidad. <text:s/></text:p>
      <text:p text:style-name="P4"/>
      <text:p text:style-name="P24">ApplicationContext es una interfaz de Spring <text:span text:style-name="T38">(una extensión de la interfaz BeanFactory) </text:span>que permite instanciar de manera transparente los “beans” que hayan sido declarados, bien en el xml de configuración <text:span text:style-name="T2">(app-context.xml)</text:span>, bien mediante anotaciones. <text:span text:style-name="T37">Esto permite definir las clases concretas (beans) en un .xml externo (o mediante anotación) para que sean inyectadas por Spring y nuestra aplicación sólo trate con sus interfaces. </text:span></text:p>
      <text:p text:style-name="P16"/>
      <text:p text:style-name="P25">La inyección de dependencias (DI por sus siglas en inglés) es una forma especializada de inversión de control (IoC). </text:p>
      <text:p text:style-name="P25"/>
      <text:p text:style-name="P30">Inversión de control e Inyección de dependencias</text:p>
      <text:p text:style-name="P30"/>
      <text:p text:style-name="P26">El propósito de IoC y de DI es el de ofrecer un mecanismo más simple para proveer de dependencias (<text:span text:style-name="T39">a menudo referidas como </text:span><text:span text:style-name="T16">object’s </text:span><text:span text:style-name="T15">collaborators </text:span><text:span text:style-name="T20">en la terminología de Spring</text:span><text:span text:style-name="T21">) </text:span><text:span text:style-name="T22">a un proyecto</text:span><text:span text:style-name="T23">, y además gestionar el ciclo de vida de esas dependencias. </text:span></text:p>
      <text:p text:style-name="P26"><text:span text:style-name="T23"/></text:p>
      <text:p text:style-name="P27"><text:span text:style-name="T23">E</text:span><text:span text:style-name="T17">n general, IoC puede ser dividido en dos subtipos:</text:span></text:p>
      <text:p text:style-name="P27"><text:span text:style-name="T17"/></text:p>
      <text:p text:style-name="P27"><text:span text:style-name="T17">- </text:span><text:span text:style-name="T24">Inyección de dependencias</text:span></text:p>
      <text:p text:style-name="P27"><text:span text:style-name="T24">- </text:span><text:span text:style-name="T25">Búsqueda de dependencias (Dependency Lookup)</text:span></text:p>
      <text:p text:style-name="P27"><text:span text:style-name="T25"/></text:p>
      <text:p text:style-name="P28"><text:span text:style-name="T25">N</text:span><text:span text:style-name="T17">aturalmente, estos dos subtipos pueden ser descompuestos en implementaciones más concretas de IoC. </text:span></text:p>
      <text:p text:style-name="P28"><text:span text:style-name="T17"/></text:p>
      <text:p text:style-name="P31"><text:span text:style-name="T17">Tipos de inversión de control:</text:span></text:p>
      <text:p text:style-name="P31"><text:span text:style-name="T17"/></text:p>
      <text:p text:style-name="P29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19:45.041835399</meta:creation-date>
    <meta:generator>LibreOffice/5.1.4.2$Linux_X86_64 LibreOffice_project/10m0$Build-2</meta:generator>
    <dc:date>2018-04-20T22:39:26.417461145</dc:date>
    <meta:editing-duration>PT17H59M51S</meta:editing-duration>
    <meta:editing-cycles>75</meta:editing-cycles>
    <meta:document-statistic meta:table-count="0" meta:image-count="0" meta:object-count="0" meta:page-count="2" meta:paragraph-count="42" meta:word-count="354" meta:character-count="2705" meta:non-whitespace-character-count="2377"/>
  </office:meta>
</office:document-meta>
</file>